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8a0a7" officeooo:paragraph-rsid="0008a0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 actividades a ser desarrolladas por el pasante requerido son las siguientes:</text:p>
      <text:p text:style-name="P1"/>
      <text:p text:style-name="P1">1) Investigar y estudiar el funcionamiento de los dispositivos de medición de figura de Ruido existentes en la fundación Cendit, en especial del funcionamiento del controlador electrónico para arreglo de switches y atenuadores de uso en Radio Frecuencia para uso en mediciones de figura de ruido Agilent 11713A.</text:p>
      <text:p text:style-name="P1"/>
      <text:p text:style-name="P1">Producto: Informe técnico resumen del funcionamiento de un banco de medición de figura de ruido en RF, haciendo enfasis especial en el controlador Agilent 11713A, en formato físico y digital.</text:p>
      <text:p text:style-name="P1"/>
      <text:p text:style-name="P1">Lapso de ejecución: Semana 1 a la 5.</text:p>
      <text:p text:style-name="P1"/>
      <text:p text:style-name="P1">2) Conceptuar, diseñar y validar teóricamente y a nivel de simulación por software, un circuito electrónico de bajo costo, con insumos de fácil adquisición local, que permita emular las características funcionales del controlador Agilent 11713A en el banco de medición de figura de ruido en la fundación Cendit.</text:p>
      <text:p text:style-name="P1"/>
      <text:p text:style-name="P1">Producto: Informe técnico descriptivo del diseño electrónico y mecánico del controlador, en formato físico y digital.</text:p>
      <text:p text:style-name="P1"/>
      <text:p text:style-name="P1">Lapso de ejecución: Semana 6 a la 17"</text:p>
      <text:p text:style-name="P1"/>
      <text:p text:style-name="P1">3) Implementación física del dispositivo diseñado en la actividad 2. Incluye ensamblaje, depuración software/hardware, etc, e integración del mismo en banco de medición de figura de ruido en los laboratorios del Cendit.</text:p>
      <text:p text:style-name="P1"/>
      <text:p text:style-name="P1">Producto: Dispositivo construido, depurado y en condiciones de operar en un banco de medición de medición de figura de ruido en la fundación Cendit</text:p>
      <text:p text:style-name="P1"/>
      <text:p text:style-name="P1">Lapso de ejecución: Semana 18 a la 22 </text:p>
      <text:p text:style-name="P1"/>
      <text:p text:style-name="P1">4) Documentar un manual de usuario para el manejo del controlador del arreglo de switches y atenuadores de uso en Radio Frecuencia para uso en mediciones de figura de ruido equivalente al Agilent 11713A.</text:p>
      <text:p text:style-name="P1"/>
      <text:p text:style-name="P1">Producto: Manual en formato físico y digital.</text:p>
      <text:p text:style-name="P1"/>
      <text:p text:style-name="P1">Lapso de ejecución: Semana 23 a la 26.</text:p>
      <text:p text:style-name="P1"/>
      <text:p text:style-name="P1">5) Desarrollar el informe y la presentación final de las pasantías.</text:p>
      <text:p text:style-name="P1"/>
      <text:p text:style-name="P1">Producto: Informe y presentación final de pasantías en formato físico y digital.</text:p>
      <text:p text:style-name="P1"/>
      <text:p text:style-name="P1">Lapso de ejecución: Semana 27 a la 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6:39:15.446229117</meta:creation-date>
    <dc:date>2016-11-21T16:40:45.986894605</dc:date>
    <meta:editing-duration>P0D</meta:editing-duration>
    <meta:editing-cycles>1</meta:editing-cycles>
    <meta:document-statistic meta:table-count="0" meta:image-count="0" meta:object-count="0" meta:page-count="1" meta:paragraph-count="16" meta:word-count="314" meta:character-count="1958" meta:non-whitespace-character-count="1659"/>
    <meta:generator>LibreOffice/4.2.8.2$Linux_x86 LibreOffice_project/420m0$Build-2</meta:generator>
  </office:meta>
</office:document-meta>
</file>